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98cm" fo:min-width="1.913cm"/>
    </style:style>
    <style:style style:name="gr2" style:family="graphic" style:parent-style-name="standard">
      <style:graphic-properties draw:textarea-horizontal-align="justify" draw:textarea-vertical-align="middle" draw:auto-grow-height="false" fo:min-height="2.798cm" fo:min-width="2.802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2.671cm" fo:min-width="3.437cm"/>
    </style:style>
    <style:style style:name="gr5" style:family="graphic" style:parent-style-name="standard">
      <style:graphic-properties draw:textarea-horizontal-align="justify" draw:textarea-vertical-align="middle" draw:auto-grow-height="false" fo:min-height="1.817cm" fo:min-width="2.16cm"/>
    </style:style>
    <style:style style:name="gr6" style:family="graphic" style:parent-style-name="standard">
      <style:graphic-properties draw:textarea-horizontal-align="justify" draw:textarea-vertical-align="middle" draw:auto-grow-height="false" fo:min-height="1.637cm" fo:min-width="2.374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4.96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style:text-line-through-style="solid" style:text-line-through-type="sing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413cm" svg:height="3.048cm" svg:x="2.524cm" svg:y="3.921cm">
          <text:p text:style-name="P1">Vend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3.048cm" svg:x="10.779cm" svg:y="3.54cm">
          <text:p text:style-name="P1">Warehouse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3.048cm" svg:x="2.651cm" svg:y="15.859cm">
          <text:p text:style-name="P1">Location1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81cm" svg:y1="5.445cm" svg:x2="10.525cm" svg:y2="5.445cm">
          <text:p/>
        </draw:line>
        <draw:line draw:style-name="gr3" draw:text-style-name="P2" draw:layer="layout" svg:x1="11.541cm" svg:y1="6.842cm" svg:x2="11.541cm" svg:y2="11.033cm">
          <text:p/>
        </draw:line>
        <draw:line draw:style-name="gr3" draw:text-style-name="P2" draw:layer="layout" svg:x1="11.287cm" svg:y1="10.825cm" svg:x2="3.54cm" svg:y2="10.825cm">
          <text:p/>
        </draw:line>
        <draw:line draw:style-name="gr3" draw:text-style-name="P2" draw:layer="layout" svg:x1="19.288cm" svg:y1="10.779cm" svg:x2="11.541cm" svg:y2="10.779cm">
          <text:p/>
        </draw:line>
        <draw:custom-shape draw:style-name="gr2" draw:text-style-name="P1" draw:layer="layout" svg:width="3.302cm" svg:height="3.048cm" svg:x="9.89cm" svg:y="15.605cm">
          <text:p text:style-name="P1">Location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3.048cm" svg:x="16.698cm" svg:y="15.732cm">
          <text:p text:style-name="P1">Location3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3.286cm" svg:y1="10.779cm" svg:x2="3.286cm" svg:y2="15.605cm">
          <text:p/>
        </draw:line>
        <draw:line draw:style-name="gr3" draw:text-style-name="P2" draw:layer="layout" svg:x1="11.414cm" svg:y1="11.033cm" svg:x2="11.541cm" svg:y2="15.605cm">
          <text:p/>
        </draw:line>
        <draw:line draw:style-name="gr3" draw:text-style-name="P2" draw:layer="layout" svg:x1="18.526cm" svg:y1="10.779cm" svg:x2="18.653cm" svg:y2="15.478cm">
          <text:p/>
        </draw:line>
        <draw:line draw:style-name="gr3" draw:text-style-name="P2" draw:layer="layout" svg:x1="4.302cm" svg:y1="19.034cm" svg:x2="10.144cm" svg:y2="22.59cm">
          <text:p/>
        </draw:line>
        <draw:line draw:style-name="gr3" draw:text-style-name="P2" draw:layer="layout" svg:x1="12.176cm" svg:y1="18.78cm" svg:x2="10.398cm" svg:y2="22.59cm">
          <text:p/>
        </draw:line>
        <draw:line draw:style-name="gr3" draw:text-style-name="P2" draw:layer="layout" svg:x1="18.018cm" svg:y1="18.78cm" svg:x2="10.271cm" svg:y2="22.59cm">
          <text:p/>
        </draw:line>
        <draw:custom-shape draw:style-name="gr4" draw:text-style-name="P1" draw:layer="layout" svg:width="3.937cm" svg:height="2.921cm" svg:x="8.62cm" svg:y="22.971cm">
          <text:p text:style-name="P1">Stock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2.43cm" svg:y1="24.241cm" svg:x2="14.97cm" svg:y2="24.495cm">
          <text:p/>
        </draw:line>
        <draw:custom-shape draw:style-name="gr5" draw:text-style-name="P1" draw:layer="layout" svg:width="3.76cm" svg:height="2.921cm" svg:x="16.24cm" svg:y="22.209cm">
          <text:p text:style-name="P1">product_id</text:p>
          <text:p text:style-name="P1">qt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4.064cm" svg:height="2.667cm" svg:x="6.08cm" svg:y="12.049cm">
          <text:p text:style-name="P1">name</text:p>
          <text:p text:style-name="P1">warehouse_id</text:p>
          <text:p text:style-name="P1">produc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5.445cm" svg:y1="15.986cm" svg:x2="7.35cm" svg:y2="14.589cm">
          <text:p/>
        </draw:line>
        <draw:line draw:style-name="gr3" draw:text-style-name="P2" draw:layer="layout" svg:x1="10.525cm" svg:y1="13.446cm" svg:x2="13.192cm" svg:y2="13.192cm">
          <text:p/>
        </draw:line>
        <draw:custom-shape draw:style-name="gr7" draw:text-style-name="P1" draw:layer="layout" svg:width="5.461cm" svg:height="2.54cm" svg:x="12.938cm" svg:y="12.049cm">
          <text:p text:style-name="P1">Product Table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1T13:19:55.248560109</meta:creation-date>
    <dc:date>2021-08-11T13:27:28.480082472</dc:date>
    <meta:editing-duration>PT7M36S</meta:editing-duration>
    <meta:editing-cycles>1</meta:editing-cycles>
    <meta:document-statistic meta:object-count="22"/>
    <meta:generator>LibreOffice/6.0.7.3$Linux_X86_64 LibreOffice_project/00m0$Build-3</meta:generator>
  </office:meta>
</office:document-meta>
</file>